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2dc55" officeooo:paragraph-rsid="0022dc55"/>
    </style:style>
    <style:style style:name="P2" style:family="paragraph" style:parent-style-name="Standard">
      <style:text-properties officeooo:rsid="0022e77d" officeooo:paragraph-rsid="0022e77d"/>
    </style:style>
    <style:style style:name="P3" style:family="paragraph" style:parent-style-name="Standard">
      <style:text-properties officeooo:rsid="00246944" officeooo:paragraph-rsid="00246944"/>
    </style:style>
    <style:style style:name="T1" style:family="text">
      <style:text-properties officeooo:rsid="0022e77d"/>
    </style:style>
    <style:style style:name="T2" style:family="text">
      <style:text-properties officeooo:rsid="002469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ng</text:p>
      <text:p text:style-name="P1"/>
      <text:p text:style-name="P1">Welcome back, In this video we will cover moving items from one range to another. <text:span text:style-name="T1">Some objects can’t be copied, perhaps because they had their copy constructors deleted, like unique_ptr or std::thread. Move can still be used to transfer ownship of these items. </text:span></text:p>
      <text:p text:style-name="P1"/>
      <text:p text:style-name="P2">Here are the signature for the STL move functions. As you can see there is no predicate, so you cant selectively move items, its all or nothing. However, if you did need a move_if type behavior, you can always use copy_if with a move iterator. We discussed move iterators in the last section. </text:p>
      <text:p text:style-name="P2"/>
      <text:p text:style-name="P2"/>
      <text:p text:style-name="P2">The algorithms Std::move moves the elements in the source to destination. After this operator the elements in the moved-from range will still contain valid values of the appropriate type, but not necessarily the same values as before. <text:span text:style-name="T2">As you can see in the small code snippet, this function just goes through the iterators and uses the std::move defined in the utility header. Lets take a look at an example</text:span></text:p>
      <text:p text:style-name="P2"/>
      <text:p text:style-name="P3">&lt;move.cpp&gt;</text:p>
      <text:p text:style-name="P3"/>
      <text:p text:style-name="P3">In the next video, we will cover removing elements from a ran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2-26T21:52:55.372178927</dc:date>
    <meta:editing-duration>PT3H10M29S</meta:editing-duration>
    <meta:editing-cycles>9</meta:editing-cycles>
    <meta:generator>LibreOffice/6.0.7.3$Linux_X86_64 LibreOffice_project/00m0$Build-3</meta:generator>
    <meta:document-statistic meta:table-count="0" meta:image-count="0" meta:object-count="0" meta:page-count="1" meta:paragraph-count="6" meta:word-count="179" meta:character-count="1042" meta:non-whitespace-character-count="866"/>
  </office:meta>
</office:document-meta>
</file>